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4.41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Proto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23" office:value-type="string" table:number-columns-spanned="2" table:number-rows-spanned="1">
            <text:p>Config Byte</text:p>
          </table:table-cell>
          <table:covered-table-cell/>
          <table:table-cell/>
        </table:table-row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1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11 (dec)</text:p>
          </table:table-cell>
        </table:table-row>
        <table:table-row table:style-name="ro1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1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</table:table>
      <table:database-ranges>
        <table:database-range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4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42M43S</meta:editing-duration>
    <meta:editing-cycles>31</meta:editing-cycles>
    <meta:generator>LibreOffice/3.3$Win32 LibreOffice_project/330m19$Build-301</meta:generator>
    <dc:date>2012-05-31T14:44:05.44</dc:date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